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P10" style:parent-style-name="Standard" style:family="paragraph">
      <style:paragraph-properties fo:break-before="page"/>
    </style:style>
    <style:style style:name="P11" style:parent-style-name="Standard" style:family="paragraph">
      <style:paragraph-properties fo:break-before="page"/>
    </style:style>
    <style:style style:name="P12" style:parent-style-name="Standard" style:family="paragraph">
      <style:paragraph-properties fo:break-before="page"/>
    </style:style>
    <style:style style:name="P13" style:parent-style-name="Standard" style:family="paragraph">
      <style:paragraph-properties fo:break-before="page"/>
    </style:style>
    <style:style style:name="P14" style:parent-style-name="Standard" style:family="paragraph">
      <style:paragraph-properties fo:break-before="page"/>
    </style:style>
    <style:style style:name="P15" style:parent-style-name="Standard" style:family="paragraph">
      <style:paragraph-properties fo:break-before="page"/>
    </style:style>
    <style:style style:name="P16" style:parent-style-name="Standard" style:family="paragraph">
      <style:paragraph-properties fo:break-before="page"/>
    </style:style>
    <style:style style:name="P17" style:parent-style-name="Standard" style:family="paragraph">
      <style:paragraph-properties fo:break-before="page"/>
    </style:style>
    <style:style style:name="P18" style:parent-style-name="Standard" style:family="paragraph">
      <style:paragraph-properties fo:break-before="page"/>
    </style:style>
    <style:style style:name="P19" style:parent-style-name="Standard" style:family="paragraph">
      <style:paragraph-properties fo:break-before="page"/>
    </style:style>
    <style:style style:name="P20" style:parent-style-name="Standard" style:family="paragraph">
      <style:paragraph-properties fo:break-before="page"/>
    </style:style>
    <style:style style:name="P21" style:parent-style-name="Standard" style:family="paragraph">
      <style:paragraph-properties fo:break-before="page"/>
    </style:style>
    <style:style style:name="P22" style:parent-style-name="Standard" style:family="paragraph">
      <style:paragraph-properties fo:break-before="page"/>
    </style:style>
    <style:style style:name="P23" style:parent-style-name="Standard" style:family="paragraph">
      <style:paragraph-properties fo:break-before="page"/>
    </style:style>
    <style:style style:name="P24" style:parent-style-name="Standard" style:family="paragraph">
      <style:paragraph-properties fo:break-before="page"/>
    </style:style>
    <style:style style:name="P25" style:parent-style-name="Standard" style:family="paragraph">
      <style:paragraph-properties fo:break-before="page"/>
    </style:style>
    <style:style style:name="P26" style:parent-style-name="Standard" style:family="paragraph">
      <style:paragraph-properties fo:break-before="page"/>
    </style:style>
    <style:style style:name="P27" style:parent-style-name="Standard" style:family="paragraph">
      <style:paragraph-properties fo:break-before="page"/>
    </style:style>
    <style:style style:name="P28" style:parent-style-name="Standard" style:family="paragraph">
      <style:paragraph-properties fo:break-before="page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21"/>DTL ASSIGNMENT -40 COMMANDS</text:p>
      <text:p text:style-name="P4"/>
      <text:p text:style-name="P5"/>
      <text:p text:style-name="Standard"><text:span text:style-name="T6"><draw:frame draw:z-index="251658240" draw:style-name="a0" draw:name="Image1" text:anchor-type="paragraph" svg:x="-0.0882in" svg:y="0.6354in" svg:width="6.9252in" svg:height="2.0146in" style:rel-width="scale" style:rel-height="scale"><draw:image xlink:href="media/image1.png" xlink:type="simple" xlink:show="embed" xlink:actuate="onLoad"/><svg:title/><svg:desc/></draw:frame></text:span><text:span text:style-name="T7"><draw:frame draw:z-index="2" draw:style-name="a1" draw:name="Image3" text:anchor-type="paragraph" svg:x="-0.1043in" svg:y="6.4307in" svg:width="6.9252in" svg:height="1.4772in" style:rel-width="scale" style:rel-height="scale"><draw:image xlink:href="media/image2.png" xlink:type="simple" xlink:show="embed" xlink:actuate="onLoad"/><svg:title/><svg:desc/></draw:frame></text:span><text:span text:style-name="T8">pwd<text:s/></text:span><text:span text:style-name="T9"><draw:frame draw:z-index="251659264" draw:style-name="a2" draw:name="Image2" text:anchor-type="paragraph" svg:x="-0.4236in" svg:y="3.3575in" svg:width="7.9272in" svg:height="1.9575in" style:rel-width="scale" style:rel-height="scale"><draw:image xlink:href="media/image3.png" xlink:type="simple" xlink:show="embed" xlink:actuate="onLoad"/><svg:title/><svg:desc/></draw:frame></text:span></text:p>
      <text:soft-page-break/>
      <text:p text:style-name="P10"><draw:frame draw:z-index="3" draw:style-name="a3" draw:name="Image4" text:anchor-type="paragraph" svg:x="-0.0882in" svg:y="0.1661in" svg:width="6.9252in" svg:height="1.5819in" style:rel-width="scale" style:rel-height="scale"><draw:image xlink:href="media/image4.png" xlink:type="simple" xlink:show="embed" xlink:actuate="onLoad"/><svg:title/><svg:desc/></draw:frame><draw:frame draw:z-index="4" draw:style-name="a4" draw:name="Image5" text:anchor-type="paragraph" svg:x="0.0209in" svg:y="2.698in" svg:width="6.9252in" svg:height="1.4319in" style:rel-width="scale" style:rel-height="scale"><draw:image xlink:href="media/image5.png" xlink:type="simple" xlink:show="embed" xlink:actuate="onLoad"/><svg:title/><svg:desc/></draw:frame><draw:frame draw:z-index="5" draw:style-name="a5" draw:name="Image6" text:anchor-type="paragraph" svg:x="0.0835in" svg:y="5.0417in" svg:width="6.9252in" svg:height="0.6972in" style:rel-width="scale" style:rel-height="scale"><draw:image xlink:href="media/image6.png" xlink:type="simple" xlink:show="embed" xlink:actuate="onLoad"/><svg:title/><svg:desc/></draw:frame><draw:frame draw:z-index="6" draw:style-name="a6" draw:name="Image7" text:anchor-type="paragraph" svg:x="0in" svg:y="6.7291in" svg:width="6.9252in" svg:height="1.7965in" style:rel-width="scale" style:rel-height="scale"><draw:image xlink:href="media/image7.png" xlink:type="simple" xlink:show="embed" xlink:actuate="onLoad"/><svg:title/><svg:desc/></draw:frame></text:p>
      <text:p text:style-name="P11"/>
      <text:p text:style-name="Standard"/>
      <text:p text:style-name="Standard"/>
      <text:p text:style-name="Standard"><draw:frame draw:z-index="7" draw:style-name="a7" draw:name="Image12" text:anchor-type="paragraph" svg:x="0.0417in" svg:y="0.052in" svg:width="6.9252in" svg:height="0.6929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><draw:frame draw:z-index="8" draw:style-name="a8" draw:name="Image13" text:anchor-type="paragraph" svg:x="0.1563in" svg:y="0.1437in" svg:width="6.9252in" svg:height="0.8543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<draw:frame draw:z-index="9" draw:style-name="a9" draw:name="Image14" text:anchor-type="paragraph" svg:x="0in" svg:y="0in" svg:width="6.9252in" svg:height="2.7346in" style:rel-width="scale" style:rel-height="scale"><draw:image xlink:href="media/image10.png" xlink:type="simple" xlink:show="embed" xlink:actuate="onLoad"/><svg:title/><svg:desc/></draw:frame><draw:frame draw:z-index="10" draw:style-name="a10" draw:name="Image8" text:anchor-type="paragraph" svg:x="0.1354in" svg:y="3.0563in" svg:width="6.9252in" svg:height="3.0571in" style:rel-width="scale" style:rel-height="scale"><draw:image xlink:href="media/image11.png" xlink:type="simple" xlink:show="embed" xlink:actuate="onLoad"/><svg:title/><svg:desc/></draw:frame></text:p>
      <text:p text:style-name="P12"/>
      <text:p text:style-name="Standard"><draw:frame draw:z-index="11" draw:style-name="a11" draw:name="Image15" text:anchor-type="paragraph" svg:x="0.2917in" svg:y="0.0453in" svg:width="6.9252in" svg:height="3.0571in" style:rel-width="scale" style:rel-height="scale"><draw:image xlink:href="media/image12.png" xlink:type="simple" xlink:show="embed" xlink:actuate="onLoad"/><svg:title/><svg:desc/></draw:frame><draw:frame draw:z-index="12" draw:style-name="a12" draw:name="Image16" text:anchor-type="paragraph" svg:x="0.1043in" svg:y="4.1665in" svg:width="6.9252in" svg:height="1.7165in" style:rel-width="scale" style:rel-height="scale"><draw:image xlink:href="media/image13.png" xlink:type="simple" xlink:show="embed" xlink:actuate="onLoad"/><svg:title/><svg:desc/></draw:frame><draw:frame draw:z-index="13" draw:style-name="a13" draw:name="Image17" text:anchor-type="paragraph" svg:x="0.1354in" svg:y="7.1772in" svg:width="6.9252in" svg:height="0.7882in" style:rel-width="scale" style:rel-height="scale"><draw:image xlink:href="media/image14.png" xlink:type="simple" xlink:show="embed" xlink:actuate="onLoad"/><svg:title/><svg:desc/></draw:frame></text:p>
      <text:p text:style-name="P13"><draw:frame draw:z-index="14" draw:style-name="a14" draw:name="Image18" text:anchor-type="paragraph" svg:x="-0.0728in" svg:y="0.2189in" svg:width="6.9252in" svg:height="4.0043in" style:rel-width="scale" style:rel-height="scale"><draw:image xlink:href="media/image15.png" xlink:type="simple" xlink:show="embed" xlink:actuate="onLoad"/><svg:title/><svg:desc/></draw:frame><draw:frame draw:z-index="15" draw:style-name="a15" draw:name="Image19" text:anchor-type="paragraph" svg:x="0.0728in" svg:y="5.5209in" svg:width="6.9252in" svg:height="1.9835in" style:rel-width="scale" style:rel-height="scale"><draw:image xlink:href="media/image16.png" xlink:type="simple" xlink:show="embed" xlink:actuate="onLoad"/><svg:title/><svg:desc/></draw:frame></text:p>
      <text:p text:style-name="P14"/>
      <text:p text:style-name="Standard"><draw:frame draw:z-index="16" draw:style-name="a16" draw:name="Image20" text:anchor-type="paragraph" svg:x="0in" svg:y="0in" svg:width="6.9252in" svg:height="6.8839in" style:rel-width="scale" style:rel-height="scale"><draw:image xlink:href="media/image17.png" xlink:type="simple" xlink:show="embed" xlink:actuate="onLoad"/><svg:title/><svg:desc/></draw:frame></text:p>
      <text:p text:style-name="P15"/>
      <text:p text:style-name="Standard"><draw:frame draw:z-index="17" draw:style-name="a17" draw:name="Image21" text:anchor-type="paragraph" svg:x="0in" svg:y="0in" svg:width="6.9252in" svg:height="4.7193in" style:rel-width="scale" style:rel-height="scale"><draw:image xlink:href="media/image18.png" xlink:type="simple" xlink:show="embed" xlink:actuate="onLoad"/><svg:title/><svg:desc/></draw:frame></text:p>
      <text:p text:style-name="P16"><draw:frame draw:z-index="18" draw:style-name="a18" draw:name="Image22" text:anchor-type="paragraph" svg:x="0in" svg:y="0in" svg:width="6.9252in" svg:height="7.411in" style:rel-width="scale" style:rel-height="scale"><draw:image xlink:href="media/image19.png" xlink:type="simple" xlink:show="embed" xlink:actuate="onLoad"/><svg:title/><svg:desc/></draw:frame></text:p>
      <text:p text:style-name="P17"/>
      <text:p text:style-name="Standard"><draw:frame draw:z-index="19" draw:style-name="a19" draw:name="Image23" text:anchor-type="paragraph" svg:x="0in" svg:y="0.052in" svg:width="6.9252in" svg:height="1.2681in" style:rel-width="scale" style:rel-height="scale"><draw:image xlink:href="media/image20.png" xlink:type="simple" xlink:show="embed" xlink:actuate="onLoad"/><svg:title/><svg:desc/></draw:frame><draw:frame draw:z-index="20" draw:style-name="a20" draw:name="Image24" text:anchor-type="paragraph" svg:x="0.3437in" svg:y="2.8437in" svg:width="6.9252in" svg:height="3.9528in" style:rel-width="scale" style:rel-height="scale"><draw:image xlink:href="media/image21.png" xlink:type="simple" xlink:show="embed" xlink:actuate="onLoad"/><svg:title/><svg:desc/></draw:frame></text:p>
      <text:p text:style-name="P18"><draw:frame draw:z-index="21" draw:style-name="a21" draw:name="Image25" text:anchor-type="paragraph" svg:x="0in" svg:y="0in" svg:width="6.9252in" svg:height="3.9528in" style:rel-width="scale" style:rel-height="scale"><draw:image xlink:href="media/image22.png" xlink:type="simple" xlink:show="embed" xlink:actuate="onLoad"/><svg:title/><svg:desc/></draw:frame><draw:frame draw:z-index="22" draw:style-name="a22" draw:name="Image26" text:anchor-type="paragraph" svg:x="0.1146in" svg:y="4.8957in" svg:width="6.9252in" svg:height="4.3299in" style:rel-width="scale" style:rel-height="scale"><draw:image xlink:href="media/image23.png" xlink:type="simple" xlink:show="embed" xlink:actuate="onLoad"/><svg:title/><svg:desc/></draw:frame></text:p>
      <text:p text:style-name="P19"><draw:frame draw:z-index="23" draw:style-name="a23" draw:name="Image27" text:anchor-type="paragraph" svg:x="0in" svg:y="0in" svg:width="6.9252in" svg:height="4.3299in" style:rel-width="scale" style:rel-height="scale"><draw:image xlink:href="media/image24.png" xlink:type="simple" xlink:show="embed" xlink:actuate="onLoad"/><svg:title/><svg:desc/></draw:frame></text:p>
      <text:p text:style-name="P20"><draw:frame draw:z-index="24" draw:style-name="a24" draw:name="Image28" text:anchor-type="paragraph" svg:x="0in" svg:y="0in" svg:width="6.9252in" svg:height="7.8264in" style:rel-width="scale" style:rel-height="scale"><draw:image xlink:href="media/image25.png" xlink:type="simple" xlink:show="embed" xlink:actuate="onLoad"/><svg:title/><svg:desc/></draw:frame></text:p>
      <text:p text:style-name="P21"/>
      <text:p text:style-name="Standard"><draw:frame draw:z-index="25" draw:style-name="a25" draw:name="Image29" text:anchor-type="paragraph" svg:x="0in" svg:y="0in" svg:width="6.9252in" svg:height="3.8953in" style:rel-width="scale" style:rel-height="scale"><draw:image xlink:href="media/image26.png" xlink:type="simple" xlink:show="embed" xlink:actuate="onLoad"/><svg:title/><svg:desc/></draw:frame><draw:frame draw:z-index="26" draw:style-name="a26" draw:name="Image30" text:anchor-type="paragraph" svg:x="0.0728in" svg:y="5.0937in" svg:width="6.9252in" svg:height="1.8165in" style:rel-width="scale" style:rel-height="scale"><draw:image xlink:href="media/image27.png" xlink:type="simple" xlink:show="embed" xlink:actuate="onLoad"/><svg:title/><svg:desc/></draw:frame></text:p>
      <text:p text:style-name="P22"><draw:frame draw:z-index="27" draw:style-name="a27" draw:name="Image31" text:anchor-type="paragraph" svg:x="0in" svg:y="0in" svg:width="6.9252in" svg:height="3.961in" style:rel-width="scale" style:rel-height="scale"><draw:image xlink:href="media/image28.png" xlink:type="simple" xlink:show="embed" xlink:actuate="onLoad"/><svg:title/><svg:desc/></draw:frame><draw:frame draw:z-index="28" draw:style-name="a28" draw:name="Image32" text:anchor-type="paragraph" svg:x="0.0311in" svg:y="4.75in" svg:width="6.9252in" svg:height="0.9398in" style:rel-width="scale" style:rel-height="scale"><draw:image xlink:href="media/image29.png" xlink:type="simple" xlink:show="embed" xlink:actuate="onLoad"/><svg:title/><svg:desc/></draw:frame></text:p>
      <text:p text:style-name="P23"/>
      <text:p text:style-name="Standard"><draw:frame draw:z-index="29" draw:style-name="a29" draw:name="Image33" text:anchor-type="paragraph" svg:x="0.0626in" svg:y="0.1646in" svg:width="6.9252in" svg:height="5.3937in" style:rel-width="scale" style:rel-height="scale"><draw:image xlink:href="media/image3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30" draw:style-name="a30" draw:name="Image34" text:anchor-type="paragraph" svg:x="0in" svg:y="0in" svg:width="6.9252in" svg:height="1.2035in" style:rel-width="scale" style:rel-height="scale"><draw:image xlink:href="media/image31.png" xlink:type="simple" xlink:show="embed" xlink:actuate="onLoad"/><svg:title/><svg:desc/></draw:frame></text:p>
      <text:p text:style-name="P24"><draw:frame draw:z-index="31" draw:style-name="a31" draw:name="Image35" text:anchor-type="paragraph" svg:x="0in" svg:y="0in" svg:width="6.9252in" svg:height="1.8425in" style:rel-width="scale" style:rel-height="scale"><draw:image xlink:href="media/image32.png" xlink:type="simple" xlink:show="embed" xlink:actuate="onLoad"/><svg:title/><svg:desc/></draw:frame><draw:frame draw:z-index="32" draw:style-name="a32" draw:name="Image36" text:anchor-type="paragraph" svg:x="-0.0835in" svg:y="3.2398in" svg:width="6.9252in" svg:height="1.5118in" style:rel-width="scale" style:rel-height="scale"><draw:image xlink:href="media/image33.png" xlink:type="simple" xlink:show="embed" xlink:actuate="onLoad"/><svg:title/><svg:desc/></draw:frame><draw:frame draw:z-index="33" draw:style-name="a33" draw:name="Image37" text:anchor-type="paragraph" svg:x="0.0728in" svg:y="5.6457in" svg:width="6.9252in" svg:height="0.9752in" style:rel-width="scale" style:rel-height="scale"><draw:image xlink:href="media/image34.png" xlink:type="simple" xlink:show="embed" xlink:actuate="onLoad"/><svg:title/><svg:desc/></draw:frame></text:p>
      <text:p text:style-name="P25"><draw:frame draw:z-index="34" draw:style-name="a34" draw:name="Image38" text:anchor-type="paragraph" svg:x="0in" svg:y="0in" svg:width="6.9252in" svg:height="1.6063in" style:rel-width="scale" style:rel-height="scale"><draw:image xlink:href="media/image35.png" xlink:type="simple" xlink:show="embed" xlink:actuate="onLoad"/><svg:title/><svg:desc/></draw:frame><draw:frame draw:z-index="35" draw:style-name="a35" draw:name="Image39" text:anchor-type="paragraph" svg:x="0.2811in" svg:y="3.552in" svg:width="6.9252in" svg:height="0.9165in" style:rel-width="scale" style:rel-height="scale"><draw:image xlink:href="media/image36.png" xlink:type="simple" xlink:show="embed" xlink:actuate="onLoad"/><svg:title/><svg:desc/></draw:frame><draw:frame draw:z-index="36" draw:style-name="a36" draw:name="Image40" text:anchor-type="paragraph" svg:x="0.1563in" svg:y="5.302in" svg:width="6.9252in" svg:height="0.5661in" style:rel-width="scale" style:rel-height="scale"><draw:image xlink:href="media/image37.png" xlink:type="simple" xlink:show="embed" xlink:actuate="onLoad"/><svg:title/><svg:desc/></draw:frame><draw:frame draw:z-index="37" draw:style-name="a37" draw:name="Image41" text:anchor-type="paragraph" svg:x="0.1874in" svg:y="6.2811in" svg:width="6.9252in" svg:height="0.7874in" style:rel-width="scale" style:rel-height="scale"><draw:image xlink:href="media/image38.png" xlink:type="simple" xlink:show="embed" xlink:actuate="onLoad"/><svg:title/><svg:desc/></draw:frame><draw:frame draw:z-index="38" draw:style-name="a38" draw:name="Image42" text:anchor-type="paragraph" svg:x="0.1563in" svg:y="2.0835in" svg:width="6.9252in" svg:height="0.5189in" style:rel-width="scale" style:rel-height="scale"><draw:image xlink:href="media/image39.png" xlink:type="simple" xlink:show="embed" xlink:actuate="onLoad"/><svg:title/><svg:desc/></draw:frame></text:p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break-before="page"/>
    </style:style>
    <style:style style:name="P3" style:parent-style-name="Header" style:family="paragraph">
      <style:paragraph-properties fo:break-before="page"/>
    </style:style>
  </office:automatic-styles>
  <office:master-styles>
    <style:master-page style:name="MP0" style:page-layout-name="PL0">
      <style:header>
        <text:p text:style-name="Header"/>
        <text:p text:style-name="P2"/>
        <text:p text:style-name="P3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shravanideolekar16@gmail.com</dc:creator>
    <meta:creation-date>2023-02-07T19:22:00Z</meta:creation-date>
    <dc:date>2023-02-07T19:22:00Z</dc:date>
    <meta:template xlink:href="Normal" xlink:type="simple"/>
    <meta:editing-cycles>2</meta:editing-cycles>
    <meta:editing-duration>PT0S</meta:editing-duration>
    <meta:document-statistic meta:page-count="3" meta:paragraph-count="1" meta:word-count="19" meta:character-count="131" meta:row-count="1" meta:non-whitespace-character-count="113"/>
  </office:meta>
</office:document-meta>
</file>